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53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54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55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56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57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58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5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60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61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62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63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6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65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66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67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68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69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7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71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74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5" style:family="table-cell" style:parent-style-name="Pivot_20_Table_20_Value" style:data-style-name="N0">
      <style:table-cell-properties fo:border-bottom="2.01pt solid #000000" fo:border-left="0.99pt solid #000000" fo:border-right="2.01pt solid #000000" fo:border-top="none"/>
    </style:style>
    <style:style style:name="ce76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ique1" table:style-name="ta1">
        <table:shapes>
          <draw:frame draw:z-index="0" draw:style-name="gr1" draw:text-style-name="P1" svg:width="15.997cm" svg:height="9.005cm" svg:x="18.834cm" svg:y="2.045cm">
            <draw:object draw:notify-on-update-of-ranges="PT@categories PT@label 0 PT@data 0 PT@label 1 PT@data 1 PT@label 2 PT@data 2 PT@label 3 PT@data 3 PT@label 4 PT@data 4 PT@label 5 PT@data 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number-columns-repeated="4" table:default-cell-style-name="ce15"/>
        <table:table-column table:style-name="co1" table:default-cell-style-name="ce56"/>
        <table:table-column table:style-name="co1" table:default-cell-style-name="ce62"/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Somme - qte</text:p>
          </table:table-cell>
          <table:table-cell table:style-name="ce6" office:value-type="string" calcext:value-type="string">
            <text:p>Annee</text:p>
          </table:table-cell>
          <table:table-cell table:style-name="ce12" table:number-columns-repeated="5"/>
          <table:table-cell table:style-name="ce59"/>
        </table:table-row>
        <table:table-row table:style-name="ro1">
          <table:table-cell table:style-name="ce2" office:value-type="string" calcext:value-type="string">
            <text:p>Magasin</text:p>
          </table:table-cell>
          <table:table-cell table:style-name="ce7" office:value-type="float" office:value="2020" calcext:value-type="float">
            <text:p>2020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float" office:value="2024" calcext:value-type="float">
            <text:p>2024</text:p>
          </table:table-cell>
          <table:table-cell table:style-name="ce13" office:value-type="float" office:value="2025" calcext:value-type="float">
            <text:p>2025</text:p>
          </table:table-cell>
          <table:table-cell table:style-name="ce60" office:value-type="string" calcext:value-type="string">
            <text:p>Total Résultat</text:p>
          </table:table-cell>
        </table:table-row>
        <table:table-row table:style-name="ro1">
          <table:table-cell table:style-name="ce3" office:value-type="string" calcext:value-type="string">
            <text:p>Cap au Sud</text:p>
          </table:table-cell>
          <table:table-cell table:style-name="ce8" office:value-type="float" office:value="208" calcext:value-type="float">
            <text:p>208</text:p>
          </table:table-cell>
          <table:table-cell table:style-name="ce14" office:value-type="float" office:value="187" calcext:value-type="float">
            <text:p>187</text:p>
          </table:table-cell>
          <table:table-cell table:style-name="ce14" office:value-type="float" office:value="268" calcext:value-type="float">
            <text:p>268</text:p>
          </table:table-cell>
          <table:table-cell table:style-name="ce14" office:value-type="float" office:value="333" calcext:value-type="float">
            <text:p>333</text:p>
          </table:table-cell>
          <table:table-cell table:style-name="ce14" office:value-type="float" office:value="283" calcext:value-type="float">
            <text:p>283</text:p>
          </table:table-cell>
          <table:table-cell table:style-name="ce55" office:value-type="float" office:value="18" calcext:value-type="float">
            <text:p>18</text:p>
          </table:table-cell>
          <table:table-cell table:style-name="ce61" office:value-type="float" office:value="1297" calcext:value-type="float">
            <text:p>1297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196" calcext:value-type="float">
            <text:p>196</text:p>
          </table:table-cell>
          <table:table-cell office:value-type="float" office:value="213" calcext:value-type="float">
            <text:p>213</text:p>
          </table:table-cell>
          <table:table-cell office:value-type="float" office:value="233" calcext:value-type="float">
            <text:p>233</text:p>
          </table:table-cell>
          <table:table-cell office:value-type="float" office:value="258" calcext:value-type="float">
            <text:p>258</text:p>
          </table:table-cell>
          <table:table-cell office:value-type="float" office:value="274" calcext:value-type="float">
            <text:p>274</text:p>
          </table:table-cell>
          <table:table-cell office:value-type="float" office:value="23" calcext:value-type="float">
            <text:p>23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184" calcext:value-type="float">
            <text:p>184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221" calcext:value-type="float">
            <text:p>221</text:p>
          </table:table-cell>
          <table:table-cell office:value-type="float" office:value="307" calcext:value-type="float">
            <text:p>307</text:p>
          </table:table-cell>
          <table:table-cell office:value-type="float" office:value="35" calcext:value-type="float">
            <text:p>35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277" calcext:value-type="float">
            <text:p>277</text:p>
          </table:table-cell>
          <table:table-cell office:value-type="float" office:value="259" calcext:value-type="float">
            <text:p>259</text:p>
          </table:table-cell>
          <table:table-cell office:value-type="float" office:value="337" calcext:value-type="float">
            <text:p>337</text:p>
          </table:table-cell>
          <table:table-cell office:value-type="float" office:value="36" calcext:value-type="float">
            <text:p>3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 office:value-type="float" office:value="228" calcext:value-type="float">
            <text:p>228</text:p>
          </table:table-cell>
          <table:table-cell office:value-type="float" office:value="248" calcext:value-type="float">
            <text:p>248</text:p>
          </table:table-cell>
          <table:table-cell office:value-type="float" office:value="276" calcext:value-type="float">
            <text:p>276</text:p>
          </table:table-cell>
          <table:table-cell office:value-type="float" office:value="38" calcext:value-type="float">
            <text:p>38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195" calcext:value-type="float">
            <text:p>195</text:p>
          </table:table-cell>
          <table:table-cell office:value-type="float" office:value="231" calcext:value-type="float">
            <text:p>231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23" calcext:value-type="float">
            <text:p>323</text:p>
          </table:table-cell>
          <table:table-cell office:value-type="float" office:value="20" calcext:value-type="float">
            <text:p>20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10" office:value-type="float" office:value="216" calcext:value-type="float">
            <text:p>216</text:p>
          </table:table-cell>
          <table:table-cell table:style-name="ce53" office:value-type="float" office:value="172" calcext:value-type="float">
            <text:p>172</text:p>
          </table:table-cell>
          <table:table-cell table:style-name="ce53" office:value-type="float" office:value="234" calcext:value-type="float">
            <text:p>234</text:p>
          </table:table-cell>
          <table:table-cell table:style-name="ce53" office:value-type="float" office:value="264" calcext:value-type="float">
            <text:p>264</text:p>
          </table:table-cell>
          <table:table-cell table:style-name="ce53" office:value-type="float" office:value="284" calcext:value-type="float">
            <text:p>284</text:p>
          </table:table-cell>
          <table:table-cell table:style-name="ce57" office:value-type="float" office:value="20" calcext:value-type="float">
            <text:p>20</text:p>
          </table:table-cell>
          <table:table-cell table:style-name="ce63" office:value-type="float" office:value="1190" calcext:value-type="float">
            <text:p>1190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11" office:value-type="float" office:value="1411" calcext:value-type="float">
            <text:p>1411</text:p>
          </table:table-cell>
          <table:table-cell table:style-name="ce54" office:value-type="float" office:value="1473" calcext:value-type="float">
            <text:p>1473</text:p>
          </table:table-cell>
          <table:table-cell table:style-name="ce54" office:value-type="float" office:value="1664" calcext:value-type="float">
            <text:p>1664</text:p>
          </table:table-cell>
          <table:table-cell table:style-name="ce54" office:value-type="float" office:value="1843" calcext:value-type="float">
            <text:p>1843</text:p>
          </table:table-cell>
          <table:table-cell table:style-name="ce54" office:value-type="float" office:value="2084" calcext:value-type="float">
            <text:p>2084</text:p>
          </table:table-cell>
          <table:table-cell table:style-name="ce58" office:value-type="float" office:value="190" calcext:value-type="float">
            <text:p>190</text:p>
          </table:table-cell>
          <table:table-cell table:style-name="ce64" office:value-type="float" office:value="8665" calcext:value-type="float">
            <text:p>8665</text:p>
          </table:table-cell>
        </table:table-row>
      </table:table>
      <table:table table:name="Graphique3" table:style-name="ta1">
        <table:shapes>
          <draw:frame draw:z-index="0" draw:style-name="gr1" draw:text-style-name="P1" svg:width="15.999cm" svg:height="8.999cm" svg:x="22.568cm" svg:y="0.738cm">
            <draw:object draw:notify-on-update-of-ranges="PT@categories PT@label 0 PT@data 0 PT@label 1 PT@data 1 PT@label 2 PT@data 2 PT@label 3 PT@data 3 PT@label 4 PT@data 4 PT@label 5 PT@data 5 PT@label 6 PT@data 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number-columns-repeated="5" table:default-cell-style-name="ce15"/>
        <table:table-column table:style-name="co1" table:default-cell-style-name="ce56"/>
        <table:table-column table:style-name="co1" table:default-cell-style-name="ce62"/>
        <table:table-row table:style-name="ro1">
          <table:table-cell table:style-name="ce1" office:value-type="string" calcext:value-type="string">
            <text:p>Somme - CA</text:p>
          </table:table-cell>
          <table:table-cell table:style-name="ce6" office:value-type="string" calcext:value-type="string">
            <text:p>Magasin</text:p>
          </table:table-cell>
          <table:table-cell table:style-name="ce12" table:number-columns-repeated="6"/>
          <table:table-cell table:style-name="ce59"/>
        </table:table-row>
        <table:table-row table:style-name="ro1">
          <table:table-cell table:style-name="ce2" office:value-type="string" calcext:value-type="string">
            <text:p>mois</text:p>
          </table:table-cell>
          <table:table-cell table:style-name="ce7" office:value-type="string" calcext:value-type="string">
            <text:p>Cap au Sud</text:p>
          </table:table-cell>
          <table:table-cell table:style-name="ce13" office:value-type="string" calcext:value-type="string">
            <text:p>L'européenne</text:p>
          </table:table-cell>
          <table:table-cell table:style-name="ce13" office:value-type="string" calcext:value-type="string">
            <text:p>La librairie parisienne</text:p>
          </table:table-cell>
          <table:table-cell table:style-name="ce13" office:value-type="string" calcext:value-type="string">
            <text:p>Le Ch'ti livre</text:p>
          </table:table-cell>
          <table:table-cell table:style-name="ce13" office:value-type="string" calcext:value-type="string">
            <text:p>Loire et livres</text:p>
          </table:table-cell>
          <table:table-cell table:style-name="ce13" office:value-type="string" calcext:value-type="string">
            <text:p>Rhône à lire</text:p>
          </table:table-cell>
          <table:table-cell table:style-name="ce13" office:value-type="string" calcext:value-type="string">
            <text:p>Ty Li-Breizh-rie</text:p>
          </table:table-cell>
          <table:table-cell table:style-name="ce60" office:value-type="string" calcext:value-type="string">
            <text:p>Total Résultat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031.49" calcext:value-type="float">
            <text:p>1031,49</text:p>
          </table:table-cell>
          <table:table-cell table:style-name="ce14" office:value-type="float" office:value="1560.22" calcext:value-type="float">
            <text:p>1560,22</text:p>
          </table:table-cell>
          <table:table-cell table:style-name="ce14" office:value-type="float" office:value="897.94" calcext:value-type="float">
            <text:p>897,94</text:p>
          </table:table-cell>
          <table:table-cell table:style-name="ce14" office:value-type="float" office:value="1448.07" calcext:value-type="float">
            <text:p>1448,07</text:p>
          </table:table-cell>
          <table:table-cell table:style-name="ce14" office:value-type="float" office:value="1101.73" calcext:value-type="float">
            <text:p>1101,73</text:p>
          </table:table-cell>
          <table:table-cell table:style-name="ce14" office:value-type="float" office:value="896.67" calcext:value-type="float">
            <text:p>896,67</text:p>
          </table:table-cell>
          <table:table-cell table:style-name="ce55" office:value-type="float" office:value="872.53" calcext:value-type="float">
            <text:p>872,53</text:p>
          </table:table-cell>
          <table:table-cell table:style-name="ce61" office:value-type="float" office:value="7808.65" calcext:value-type="float">
            <text:p>7808,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4.7" calcext:value-type="float">
            <text:p>714,7</text:p>
          </table:table-cell>
          <table:table-cell office:value-type="float" office:value="993.58" calcext:value-type="float">
            <text:p>993,58</text:p>
          </table:table-cell>
          <table:table-cell office:value-type="float" office:value="1270.88" calcext:value-type="float">
            <text:p>1270,88</text:p>
          </table:table-cell>
          <table:table-cell office:value-type="float" office:value="549.65" calcext:value-type="float">
            <text:p>549,65</text:p>
          </table:table-cell>
          <table:table-cell office:value-type="float" office:value="1665.81" calcext:value-type="float">
            <text:p>1665,81</text:p>
          </table:table-cell>
          <table:table-cell office:value-type="float" office:value="704.09" calcext:value-type="float">
            <text:p>704,09</text:p>
          </table:table-cell>
          <table:table-cell office:value-type="float" office:value="779.33" calcext:value-type="float">
            <text:p>779,33</text:p>
          </table:table-cell>
          <table:table-cell office:value-type="float" office:value="6678.04" calcext:value-type="float">
            <text:p>6678,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2.86" calcext:value-type="float">
            <text:p>752,86</text:p>
          </table:table-cell>
          <table:table-cell office:value-type="float" office:value="1131.79" calcext:value-type="float">
            <text:p>1131,79</text:p>
          </table:table-cell>
          <table:table-cell office:value-type="float" office:value="1031.43" calcext:value-type="float">
            <text:p>1031,43</text:p>
          </table:table-cell>
          <table:table-cell office:value-type="float" office:value="1146.02" calcext:value-type="float">
            <text:p>1146,02</text:p>
          </table:table-cell>
          <table:table-cell office:value-type="float" office:value="815.4" calcext:value-type="float">
            <text:p>815,4</text:p>
          </table:table-cell>
          <table:table-cell office:value-type="float" office:value="580.76" calcext:value-type="float">
            <text:p>580,76</text:p>
          </table:table-cell>
          <table:table-cell office:value-type="float" office:value="535.3" calcext:value-type="float">
            <text:p>535,3</text:p>
          </table:table-cell>
          <table:table-cell office:value-type="float" office:value="5993.56" calcext:value-type="float">
            <text:p>5993,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9.36" calcext:value-type="float">
            <text:p>459,36</text:p>
          </table:table-cell>
          <table:table-cell office:value-type="float" office:value="554.35" calcext:value-type="float">
            <text:p>554,35</text:p>
          </table:table-cell>
          <table:table-cell office:value-type="float" office:value="569.2" calcext:value-type="float">
            <text:p>569,2</text:p>
          </table:table-cell>
          <table:table-cell office:value-type="float" office:value="783.17" calcext:value-type="float">
            <text:p>783,17</text:p>
          </table:table-cell>
          <table:table-cell office:value-type="float" office:value="824.65" calcext:value-type="float">
            <text:p>824,65</text:p>
          </table:table-cell>
          <table:table-cell office:value-type="float" office:value="646.79" calcext:value-type="float">
            <text:p>646,79</text:p>
          </table:table-cell>
          <table:table-cell office:value-type="float" office:value="965.49" calcext:value-type="float">
            <text:p>965,49</text:p>
          </table:table-cell>
          <table:table-cell office:value-type="float" office:value="4803.01" calcext:value-type="float">
            <text:p>4803,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2.2" calcext:value-type="float">
            <text:p>572,2</text:p>
          </table:table-cell>
          <table:table-cell office:value-type="float" office:value="1046.57" calcext:value-type="float">
            <text:p>1046,57</text:p>
          </table:table-cell>
          <table:table-cell office:value-type="float" office:value="1072.7" calcext:value-type="float">
            <text:p>1072,7</text:p>
          </table:table-cell>
          <table:table-cell office:value-type="float" office:value="1296" calcext:value-type="float">
            <text:p>1296</text:p>
          </table:table-cell>
          <table:table-cell office:value-type="float" office:value="995.29" calcext:value-type="float">
            <text:p>995,29</text:p>
          </table:table-cell>
          <table:table-cell office:value-type="float" office:value="498.2" calcext:value-type="float">
            <text:p>498,2</text:p>
          </table:table-cell>
          <table:table-cell office:value-type="float" office:value="594.27" calcext:value-type="float">
            <text:p>594,27</text:p>
          </table:table-cell>
          <table:table-cell office:value-type="float" office:value="6075.23" calcext:value-type="float">
            <text:p>6075,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0.92" calcext:value-type="float">
            <text:p>2000,92</text:p>
          </table:table-cell>
          <table:table-cell office:value-type="float" office:value="646.16" calcext:value-type="float">
            <text:p>646,16</text:p>
          </table:table-cell>
          <table:table-cell office:value-type="float" office:value="1024.83" calcext:value-type="float">
            <text:p>1024,83</text:p>
          </table:table-cell>
          <table:table-cell office:value-type="float" office:value="1082.19" calcext:value-type="float">
            <text:p>1082,19</text:p>
          </table:table-cell>
          <table:table-cell office:value-type="float" office:value="1503.83" calcext:value-type="float">
            <text:p>1503,83</text:p>
          </table:table-cell>
          <table:table-cell office:value-type="float" office:value="1319.28" calcext:value-type="float">
            <text:p>1319,28</text:p>
          </table:table-cell>
          <table:table-cell office:value-type="float" office:value="1158.69" calcext:value-type="float">
            <text:p>1158,69</text:p>
          </table:table-cell>
          <table:table-cell office:value-type="float" office:value="8735.9" calcext:value-type="float">
            <text:p>8735,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19.64" calcext:value-type="float">
            <text:p>1919,64</text:p>
          </table:table-cell>
          <table:table-cell office:value-type="float" office:value="1075.35" calcext:value-type="float">
            <text:p>1075,35</text:p>
          </table:table-cell>
          <table:table-cell office:value-type="float" office:value="1260.4" calcext:value-type="float">
            <text:p>1260,4</text:p>
          </table:table-cell>
          <table:table-cell office:value-type="float" office:value="1549.42" calcext:value-type="float">
            <text:p>1549,42</text:p>
          </table:table-cell>
          <table:table-cell office:value-type="float" office:value="1496.02" calcext:value-type="float">
            <text:p>1496,02</text:p>
          </table:table-cell>
          <table:table-cell office:value-type="float" office:value="2244.63" calcext:value-type="float">
            <text:p>2244,63</text:p>
          </table:table-cell>
          <table:table-cell office:value-type="float" office:value="1560.18" calcext:value-type="float">
            <text:p>1560,18</text:p>
          </table:table-cell>
          <table:table-cell office:value-type="float" office:value="11105.64" calcext:value-type="float">
            <text:p>11105,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55.87" calcext:value-type="float">
            <text:p>2055,87</text:p>
          </table:table-cell>
          <table:table-cell office:value-type="float" office:value="1821.78" calcext:value-type="float">
            <text:p>1821,78</text:p>
          </table:table-cell>
          <table:table-cell office:value-type="float" office:value="1219.94" calcext:value-type="float">
            <text:p>1219,94</text:p>
          </table:table-cell>
          <table:table-cell office:value-type="float" office:value="1702.83" calcext:value-type="float">
            <text:p>1702,83</text:p>
          </table:table-cell>
          <table:table-cell office:value-type="float" office:value="2363.44" calcext:value-type="float">
            <text:p>2363,44</text:p>
          </table:table-cell>
          <table:table-cell office:value-type="float" office:value="1275.01" calcext:value-type="float">
            <text:p>1275,01</text:p>
          </table:table-cell>
          <table:table-cell office:value-type="float" office:value="1191.78" calcext:value-type="float">
            <text:p>1191,78</text:p>
          </table:table-cell>
          <table:table-cell office:value-type="float" office:value="11630.65" calcext:value-type="float">
            <text:p>11630,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73.63" calcext:value-type="float">
            <text:p>3173,63</text:p>
          </table:table-cell>
          <table:table-cell office:value-type="float" office:value="2976.16" calcext:value-type="float">
            <text:p>2976,16</text:p>
          </table:table-cell>
          <table:table-cell office:value-type="float" office:value="3235.52" calcext:value-type="float">
            <text:p>3235,52</text:p>
          </table:table-cell>
          <table:table-cell office:value-type="float" office:value="3359.57" calcext:value-type="float">
            <text:p>3359,57</text:p>
          </table:table-cell>
          <table:table-cell office:value-type="float" office:value="3341.95" calcext:value-type="float">
            <text:p>3341,95</text:p>
          </table:table-cell>
          <table:table-cell office:value-type="float" office:value="3846.47" calcext:value-type="float">
            <text:p>3846,47</text:p>
          </table:table-cell>
          <table:table-cell office:value-type="float" office:value="2791.49" calcext:value-type="float">
            <text:p>2791,49</text:p>
          </table:table-cell>
          <table:table-cell office:value-type="float" office:value="22724.79" calcext:value-type="float">
            <text:p>22724,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2.46" calcext:value-type="float">
            <text:p>2582,46</text:p>
          </table:table-cell>
          <table:table-cell office:value-type="float" office:value="2609.72" calcext:value-type="float">
            <text:p>2609,72</text:p>
          </table:table-cell>
          <table:table-cell office:value-type="float" office:value="2743.56" calcext:value-type="float">
            <text:p>2743,56</text:p>
          </table:table-cell>
          <table:table-cell office:value-type="float" office:value="2686.38" calcext:value-type="float">
            <text:p>2686,38</text:p>
          </table:table-cell>
          <table:table-cell office:value-type="float" office:value="2030.44" calcext:value-type="float">
            <text:p>2030,44</text:p>
          </table:table-cell>
          <table:table-cell office:value-type="float" office:value="2031.59" calcext:value-type="float">
            <text:p>2031,59</text:p>
          </table:table-cell>
          <table:table-cell office:value-type="float" office:value="2247.2" calcext:value-type="float">
            <text:p>2247,2</text:p>
          </table:table-cell>
          <table:table-cell office:value-type="float" office:value="16931.35" calcext:value-type="float">
            <text:p>16931,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26.65" calcext:value-type="float">
            <text:p>3326,65</text:p>
          </table:table-cell>
          <table:table-cell office:value-type="float" office:value="2726.4" calcext:value-type="float">
            <text:p>2726,4</text:p>
          </table:table-cell>
          <table:table-cell office:value-type="float" office:value="2808.75" calcext:value-type="float">
            <text:p>2808,75</text:p>
          </table:table-cell>
          <table:table-cell office:value-type="float" office:value="3053.68" calcext:value-type="float">
            <text:p>3053,68</text:p>
          </table:table-cell>
          <table:table-cell office:value-type="float" office:value="2863.42" calcext:value-type="float">
            <text:p>2863,42</text:p>
          </table:table-cell>
          <table:table-cell office:value-type="float" office:value="3151.14" calcext:value-type="float">
            <text:p>3151,14</text:p>
          </table:table-cell>
          <table:table-cell office:value-type="float" office:value="2791.43" calcext:value-type="float">
            <text:p>2791,43</text:p>
          </table:table-cell>
          <table:table-cell office:value-type="float" office:value="20721.47" calcext:value-type="float">
            <text:p>20721,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" office:value-type="float" office:value="3408.89" calcext:value-type="float">
            <text:p>3408,89</text:p>
          </table:table-cell>
          <table:table-cell table:style-name="ce53" office:value-type="float" office:value="3861.29" calcext:value-type="float">
            <text:p>3861,29</text:p>
          </table:table-cell>
          <table:table-cell table:style-name="ce53" office:value-type="float" office:value="2983.44" calcext:value-type="float">
            <text:p>2983,44</text:p>
          </table:table-cell>
          <table:table-cell table:style-name="ce53" office:value-type="float" office:value="2660.67" calcext:value-type="float">
            <text:p>2660,67</text:p>
          </table:table-cell>
          <table:table-cell table:style-name="ce53" office:value-type="float" office:value="2610.78" calcext:value-type="float">
            <text:p>2610,78</text:p>
          </table:table-cell>
          <table:table-cell table:style-name="ce53" office:value-type="float" office:value="3451.37" calcext:value-type="float">
            <text:p>3451,37</text:p>
          </table:table-cell>
          <table:table-cell table:style-name="ce57" office:value-type="float" office:value="3498.68" calcext:value-type="float">
            <text:p>3498,68</text:p>
          </table:table-cell>
          <table:table-cell table:style-name="ce63" office:value-type="float" office:value="22475.12" calcext:value-type="float">
            <text:p>22475,12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11" office:value-type="float" office:value="21998.67" calcext:value-type="float">
            <text:p>21998,67</text:p>
          </table:table-cell>
          <table:table-cell table:style-name="ce54" office:value-type="float" office:value="21003.37" calcext:value-type="float">
            <text:p>21003,37</text:p>
          </table:table-cell>
          <table:table-cell table:style-name="ce54" office:value-type="float" office:value="20118.59" calcext:value-type="float">
            <text:p>20118,59</text:p>
          </table:table-cell>
          <table:table-cell table:style-name="ce54" office:value-type="float" office:value="21317.65" calcext:value-type="float">
            <text:p>21317,65</text:p>
          </table:table-cell>
          <table:table-cell table:style-name="ce54" office:value-type="float" office:value="21612.76" calcext:value-type="float">
            <text:p>21612,76</text:p>
          </table:table-cell>
          <table:table-cell table:style-name="ce54" office:value-type="float" office:value="20646" calcext:value-type="float">
            <text:p>20646</text:p>
          </table:table-cell>
          <table:table-cell table:style-name="ce58" office:value-type="float" office:value="18986.37" calcext:value-type="float">
            <text:p>18986,37</text:p>
          </table:table-cell>
          <table:table-cell table:style-name="ce64" office:value-type="float" office:value="145683.41" calcext:value-type="float">
            <text:p>145683,41</text:p>
          </table:table-cell>
        </table:table-row>
      </table:table>
      <table:table table:name="Graphique4" table:style-name="ta1">
        <table:shapes>
          <draw:frame draw:z-index="0" draw:style-name="gr1" draw:text-style-name="P1" svg:width="15.999cm" svg:height="8.999cm" svg:x="12.548cm" svg:y="0.658cm">
            <draw:object draw:notify-on-update-of-ranges="PT@categories PT@label 0 PT@data 0 PT@label 1 PT@data 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default-cell-style-name="ce56"/>
        <table:table-column table:style-name="co1" table:default-cell-style-name="ce62"/>
        <table:table-row table:style-name="ro1">
          <table:table-cell table:style-name="ce1" office:value-type="string" calcext:value-type="string">
            <text:p>Somme - montant</text:p>
          </table:table-cell>
          <table:table-cell table:style-name="ce6" office:value-type="string" calcext:value-type="string">
            <text:p>typevente</text:p>
          </table:table-cell>
          <table:table-cell table:style-name="ce12"/>
          <table:table-cell table:style-name="ce59"/>
        </table:table-row>
        <table:table-row table:style-name="ro1">
          <table:table-cell table:style-name="ce2" office:value-type="string" calcext:value-type="string">
            <text:p>annee</text:p>
          </table:table-cell>
          <table:table-cell table:style-name="ce7" office:value-type="string" calcext:value-type="string">
            <text:p>N</text:p>
          </table:table-cell>
          <table:table-cell table:style-name="ce13" office:value-type="string" calcext:value-type="string">
            <text:p>O</text:p>
          </table:table-cell>
          <table:table-cell table:style-name="ce60" office:value-type="string" calcext:value-type="string">
            <text:p>Total Résultat</text:p>
          </table:table-cell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8" office:value-type="float" office:value="14687.35" calcext:value-type="float">
            <text:p>14687,35</text:p>
          </table:table-cell>
          <table:table-cell table:style-name="ce55" office:value-type="float" office:value="9406.17" calcext:value-type="float">
            <text:p>9406,17</text:p>
          </table:table-cell>
          <table:table-cell table:style-name="ce61" office:value-type="float" office:value="24093.52" calcext:value-type="float">
            <text:p>24093,5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3205.79" calcext:value-type="float">
            <text:p>13205,79</text:p>
          </table:table-cell>
          <table:table-cell office:value-type="float" office:value="11383.07" calcext:value-type="float">
            <text:p>11383,07</text:p>
          </table:table-cell>
          <table:table-cell office:value-type="float" office:value="24588.86" calcext:value-type="float">
            <text:p>24588,8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7438.13" calcext:value-type="float">
            <text:p>17438,13</text:p>
          </table:table-cell>
          <table:table-cell office:value-type="float" office:value="9115.73" calcext:value-type="float">
            <text:p>9115,73</text:p>
          </table:table-cell>
          <table:table-cell office:value-type="float" office:value="26553.86" calcext:value-type="float">
            <text:p>26553,8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9432.73" calcext:value-type="float">
            <text:p>19432,73</text:p>
          </table:table-cell>
          <table:table-cell office:value-type="float" office:value="11909.08" calcext:value-type="float">
            <text:p>11909,08</text:p>
          </table:table-cell>
          <table:table-cell office:value-type="float" office:value="31341.81" calcext:value-type="float">
            <text:p>31341,81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table:style-name="ce10" office:value-type="float" office:value="22360.51" calcext:value-type="float">
            <text:p>22360,51</text:p>
          </table:table-cell>
          <table:table-cell table:style-name="ce57" office:value-type="float" office:value="13679.01" calcext:value-type="float">
            <text:p>13679,01</text:p>
          </table:table-cell>
          <table:table-cell table:style-name="ce63" office:value-type="float" office:value="36039.52" calcext:value-type="float">
            <text:p>36039,52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11" office:value-type="float" office:value="87124.51" calcext:value-type="float">
            <text:p>87124,51</text:p>
          </table:table-cell>
          <table:table-cell table:style-name="ce58" office:value-type="float" office:value="55493.06" calcext:value-type="float">
            <text:p>55493,06</text:p>
          </table:table-cell>
          <table:table-cell table:style-name="ce64" office:value-type="float" office:value="142617.57" calcext:value-type="float">
            <text:p>142617,57</text:p>
          </table:table-cell>
        </table:table-row>
      </table:table>
      <table:table table:name="Graphique8" table:style-name="ta1">
        <table:shapes>
          <draw:frame draw:z-index="0" draw:style-name="gr1" draw:text-style-name="P1" svg:width="15.999cm" svg:height="8.999cm" svg:x="10.344cm" svg:y="0.711cm">
            <draw:object draw:notify-on-update-of-ranges="PT@categories PT@label 0 PT@data 0 PT@label 1 PT@data 1 PT@label 2 PT@data 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default-cell-style-name="ce15"/>
        <table:table-column table:style-name="co1" table:default-cell-style-name="ce67"/>
        <table:table-row table:style-name="ro1">
          <table:table-cell table:style-name="ce1"/>
          <table:table-cell table:style-name="ce6" office:value-type="string" calcext:value-type="string">
            <text:p>Données</text:p>
          </table:table-cell>
          <table:table-cell table:style-name="ce12"/>
          <table:table-cell table:style-name="ce59"/>
        </table:table-row>
        <table:table-row table:style-name="ro1">
          <table:table-cell table:style-name="ce2" office:value-type="string" calcext:value-type="string">
            <text:p>annee</text:p>
          </table:table-cell>
          <table:table-cell table:style-name="ce7" office:value-type="string" calcext:value-type="string">
            <text:p>Somme - maximum</text:p>
          </table:table-cell>
          <table:table-cell table:style-name="ce13" office:value-type="string" calcext:value-type="string">
            <text:p>Somme - minimum</text:p>
          </table:table-cell>
          <table:table-cell table:style-name="ce65" office:value-type="string" calcext:value-type="string">
            <text:p>Somme - moyenne</text:p>
          </table:table-cell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8" office:value-type="float" office:value="427.94" calcext:value-type="float">
            <text:p>427,94</text:p>
          </table:table-cell>
          <table:table-cell table:style-name="ce14" office:value-type="float" office:value="4.11" calcext:value-type="float">
            <text:p>4,11</text:p>
          </table:table-cell>
          <table:table-cell table:style-name="ce66" office:value-type="float" office:value="68.84" calcext:value-type="float">
            <text:p>68,8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90.63" calcext:value-type="float">
            <text:p>390,63</text:p>
          </table:table-cell>
          <table:table-cell office:value-type="float" office:value="4.28" calcext:value-type="float">
            <text:p>4,28</text:p>
          </table:table-cell>
          <table:table-cell office:value-type="float" office:value="65.57" calcext:value-type="float">
            <text:p>65,57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383.13" calcext:value-type="float">
            <text:p>383,13</text:p>
          </table:table-cell>
          <table:table-cell office:value-type="float" office:value="4.25" calcext:value-type="float">
            <text:p>4,25</text:p>
          </table:table-cell>
          <table:table-cell office:value-type="float" office:value="67.22" calcext:value-type="float">
            <text:p>67,2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80.41" calcext:value-type="float">
            <text:p>480,41</text:p>
          </table:table-cell>
          <table:table-cell office:value-type="float" office:value="4.04" calcext:value-type="float">
            <text:p>4,04</text:p>
          </table:table-cell>
          <table:table-cell office:value-type="float" office:value="74.27" calcext:value-type="float">
            <text:p>74,27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565.98" calcext:value-type="float">
            <text:p>565,98</text:p>
          </table:table-cell>
          <table:table-cell office:value-type="float" office:value="4.31" calcext:value-type="float">
            <text:p>4,31</text:p>
          </table:table-cell>
          <table:table-cell office:value-type="float" office:value="80.81" calcext:value-type="float">
            <text:p>80,81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style-name="ce10" office:value-type="float" office:value="170.9" calcext:value-type="float">
            <text:p>170,9</text:p>
          </table:table-cell>
          <table:table-cell table:style-name="ce53" office:value-type="float" office:value="4.5" calcext:value-type="float">
            <text:p>4,5</text:p>
          </table:table-cell>
          <table:table-cell table:style-name="ce68" office:value-type="float" office:value="32.97" calcext:value-type="float">
            <text:p>32,97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11" office:value-type="float" office:value="2418.99" calcext:value-type="float">
            <text:p>2418,99</text:p>
          </table:table-cell>
          <table:table-cell table:style-name="ce54" office:value-type="float" office:value="25.49" calcext:value-type="float">
            <text:p>25,49</text:p>
          </table:table-cell>
          <table:table-cell table:style-name="ce69" office:value-type="float" office:value="389.68" calcext:value-type="float">
            <text:p>389,68</text:p>
          </table:table-cell>
        </table:table-row>
      </table:table>
      <table:table table:name="Graphique5" table:style-name="ta1">
        <table:shapes>
          <draw:frame draw:z-index="0" draw:style-name="gr1" draw:text-style-name="P1" svg:width="15.999cm" svg:height="8.999cm" svg:x="7.976cm" svg:y="1.242cm">
            <draw:object draw:notify-on-update-of-ranges="Graphique5.A2:Graphique5.A11 Graphique5.B1:Graphique5.B1 Graphique5.B2:Graphique5.B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73"/>
        <table:table-row table:style-name="ro1">
          <table:table-cell table:style-name="ce70" office:value-type="string" calcext:value-type="string">
            <text:p>Editeur</text:p>
          </table:table-cell>
          <table:table-cell table:style-name="ce72" office:value-type="string" calcext:value-type="string">
            <text:p>Somme - nbauteurs</text:p>
          </table:table-cell>
        </table:table-row>
        <table:table-row table:style-name="ro1">
          <table:table-cell office:value-type="string" calcext:value-type="string">
            <text:p>Bayard Jeuness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chette Jeunes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Gallimard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ayard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leurus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3" office:value-type="string" calcext:value-type="string">
            <text:p>Actes Sud</text:p>
          </table:table-cell>
          <table:table-cell table:style-name="ce74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Hachette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Albin Michel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Flammarion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table:style-name="ce71" office:value-type="string" calcext:value-type="string">
            <text:p>Seuil</text:p>
          </table:table-cell>
          <table:table-cell table:style-name="ce75" office:value-type="float" office:value="340" calcext:value-type="float">
            <text:p>340</text:p>
          </table:table-cell>
        </table:table-row>
      </table:table>
      <table:table table:name="Graphique2" table:style-name="ta1">
        <table:shapes>
          <draw:frame draw:z-index="0" draw:style-name="gr1" draw:text-style-name="P1" svg:width="15.999cm" svg:height="8.999cm" svg:x="8.306cm" svg:y="1.11cm">
            <draw:object draw:notify-on-update-of-ranges="PT@categories PT@label 0 PT@data 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73"/>
        <table:table-row table:style-name="ro1">
          <table:table-cell table:style-name="ce70" office:value-type="string" calcext:value-type="string">
            <text:p>Theme</text:p>
          </table:table-cell>
          <table:table-cell table:style-name="ce72" office:value-type="string" calcext:value-type="string">
            <text:p>Somme - Montant</text:p>
          </table:table-cell>
        </table:table-row>
        <table:table-row table:style-name="ro1">
          <table:table-cell table:style-name="ce3" office:value-type="string" calcext:value-type="string">
            <text:p>Arts et loisirs</text:p>
          </table:table-cell>
          <table:table-cell table:style-name="ce74" office:value-type="float" office:value="7212.65" calcext:value-type="float">
            <text:p>7212,65</text:p>
          </table:table-cell>
        </table:table-row>
        <table:table-row table:style-name="ro1">
          <table:table-cell office:value-type="string" calcext:value-type="string">
            <text:p>Histoire et géographie</text:p>
          </table:table-cell>
          <table:table-cell office:value-type="float" office:value="4132.44" calcext:value-type="float">
            <text:p>4132,44</text:p>
          </table:table-cell>
        </table:table-row>
        <table:table-row table:style-name="ro1">
          <table:table-cell office:value-type="string" calcext:value-type="string">
            <text:p>Langues</text:p>
          </table:table-cell>
          <table:table-cell office:value-type="float" office:value="328.98" calcext:value-type="float">
            <text:p>328,98</text:p>
          </table:table-cell>
        </table:table-row>
        <table:table-row table:style-name="ro1">
          <table:table-cell office:value-type="string" calcext:value-type="string">
            <text:p>Littérature</text:p>
          </table:table-cell>
          <table:table-cell office:value-type="float" office:value="10534.46" calcext:value-type="float">
            <text:p>10534,46</text:p>
          </table:table-cell>
        </table:table-row>
        <table:table-row table:style-name="ro1">
          <table:table-cell office:value-type="string" calcext:value-type="string">
            <text:p>Philosophie et psychologie</text:p>
          </table:table-cell>
          <table:table-cell office:value-type="float" office:value="3385.83" calcext:value-type="float">
            <text:p>3385,83</text:p>
          </table:table-cell>
        </table:table-row>
        <table:table-row table:style-name="ro1">
          <table:table-cell office:value-type="string" calcext:value-type="string">
            <text:p>Religion</text:p>
          </table:table-cell>
          <table:table-cell office:value-type="float" office:value="1891.63" calcext:value-type="float">
            <text:p>1891,63</text:p>
          </table:table-cell>
        </table:table-row>
        <table:table-row table:style-name="ro1">
          <table:table-cell office:value-type="string" calcext:value-type="string">
            <text:p>Sciences naturelles et mathématiques</text:p>
          </table:table-cell>
          <table:table-cell office:value-type="float" office:value="756.35" calcext:value-type="float">
            <text:p>756,35</text:p>
          </table:table-cell>
        </table:table-row>
        <table:table-row table:style-name="ro1">
          <table:table-cell office:value-type="string" calcext:value-type="string">
            <text:p>Sciences sociales</text:p>
          </table:table-cell>
          <table:table-cell office:value-type="float" office:value="3733.14" calcext:value-type="float">
            <text:p>3733,14</text:p>
          </table:table-cell>
        </table:table-row>
        <table:table-row table:style-name="ro1">
          <table:table-cell office:value-type="string" calcext:value-type="string">
            <text:p>Technologie et sciences appliquées</text:p>
          </table:table-cell>
          <table:table-cell table:style-name="ce76" office:value-type="float" office:value="2675.97" calcext:value-type="float">
            <text:p>2675,97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64" office:value-type="float" office:value="34651.45" calcext:value-type="float">
            <text:p>34651,45</text:p>
          </table:table-cell>
        </table:table-row>
      </table:table>
      <table:table table:name="Graphique6" table:style-name="ta1">
        <table:shapes>
          <draw:frame draw:z-index="0" draw:style-name="gr1" draw:text-style-name="P1" svg:width="15.999cm" svg:height="8.999cm" svg:x="10.372cm" svg:y="0.924cm">
            <draw:object draw:notify-on-update-of-ranges="PT@categories PT@label 0 PT@data 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73"/>
        <table:table-row table:style-name="ro1">
          <table:table-cell table:style-name="ce70" office:value-type="string" calcext:value-type="string">
            <text:p>ville</text:p>
          </table:table-cell>
          <table:table-cell table:style-name="ce72" office:value-type="string" calcext:value-type="string">
            <text:p>Somme - SUM( `qte` )</text:p>
          </table:table-cell>
        </table:table-row>
        <table:table-row table:style-name="ro1">
          <table:table-cell table:style-name="ce3" office:value-type="string" calcext:value-type="string">
            <text:p>Bordeaux</text:p>
          </table:table-cell>
          <table:table-cell table:style-name="ce74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enobl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ontpelli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léan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im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asbour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urs</text:p>
          </table:table-cell>
          <table:table-cell table:style-name="ce76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64" office:value-type="float" office:value="49" calcext:value-type="float">
            <text:p>49</text:p>
          </table:table-cell>
        </table:table-row>
      </table:table>
      <table:table table:name="Graphique7" table:style-name="ta1">
        <table:shapes>
          <draw:frame draw:z-index="0" draw:style-name="gr1" draw:text-style-name="P1" svg:width="15.999cm" svg:height="8.999cm" svg:x="8.691cm" svg:y="0.471cm">
            <draw:object draw:notify-on-update-of-ranges="PT@categories PT@label 0 PT@data 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73"/>
        <table:table-row table:style-name="ro1">
          <table:table-cell table:style-name="ce70" office:value-type="string" calcext:value-type="string">
            <text:p>Magasin</text:p>
          </table:table-cell>
          <table:table-cell table:style-name="ce72" office:value-type="string" calcext:value-type="string">
            <text:p>Somme - total</text:p>
          </table:table-cell>
        </table:table-row>
        <table:table-row table:style-name="ro1">
          <table:table-cell table:style-name="ce3" office:value-type="string" calcext:value-type="string">
            <text:p>Cap au Sud</text:p>
          </table:table-cell>
          <table:table-cell table:style-name="ce74" office:value-type="float" office:value="27386.21" calcext:value-type="float">
            <text:p>27386,21</text:p>
          </table:table-cell>
        </table:table-row>
        <table:table-row table:style-name="ro1">
          <table:table-cell office:value-type="string" calcext:value-type="string">
            <text:p>L'européenne</text:p>
          </table:table-cell>
          <table:table-cell office:value-type="float" office:value="31355.88" calcext:value-type="float">
            <text:p>31355,88</text:p>
          </table:table-cell>
        </table:table-row>
        <table:table-row table:style-name="ro1">
          <table:table-cell office:value-type="string" calcext:value-type="string">
            <text:p>La librairie parisienne</text:p>
          </table:table-cell>
          <table:table-cell office:value-type="float" office:value="30049.01" calcext:value-type="float">
            <text:p>30049,01</text:p>
          </table:table-cell>
        </table:table-row>
        <table:table-row table:style-name="ro1">
          <table:table-cell office:value-type="string" calcext:value-type="string">
            <text:p>Le Ch'ti livre</text:p>
          </table:table-cell>
          <table:table-cell office:value-type="float" office:value="17631.35" calcext:value-type="float">
            <text:p>17631,35</text:p>
          </table:table-cell>
        </table:table-row>
        <table:table-row table:style-name="ro1">
          <table:table-cell office:value-type="string" calcext:value-type="string">
            <text:p>Loire et livres</text:p>
          </table:table-cell>
          <table:table-cell office:value-type="float" office:value="36892.21" calcext:value-type="float">
            <text:p>36892,21</text:p>
          </table:table-cell>
        </table:table-row>
        <table:table-row table:style-name="ro1">
          <table:table-cell office:value-type="string" calcext:value-type="string">
            <text:p>Rhône à lire</text:p>
          </table:table-cell>
          <table:table-cell office:value-type="float" office:value="24146.02" calcext:value-type="float">
            <text:p>24146,02</text:p>
          </table:table-cell>
        </table:table-row>
        <table:table-row table:style-name="ro1">
          <table:table-cell office:value-type="string" calcext:value-type="string">
            <text:p>Ty Li-Breizh-rie</text:p>
          </table:table-cell>
          <table:table-cell table:style-name="ce76" office:value-type="float" office:value="17412.21" calcext:value-type="float">
            <text:p>17412,21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64" office:value-type="float" office:value="184872.89" calcext:value-type="float">
            <text:p>184872,89</text:p>
          </table:table-cell>
        </table:table-row>
      </table:table>
      <table:named-expressions/>
      <table:database-ranges>
        <table:database-range table:name="__Anonymous_Sheet_DB__4" table:target-range-address="Graphique5.A1:Graphique5.B11">
          <table:sort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Graphique1.A3:Graphique1.H12" table:buttons="Graphique1.A4 Graphique1.B3" table:show-filter-button="false" table:drill-down-on-double-click="false">
          <table:database-source-query table:database-name="Base" table:query-name="Graph1"/>
          <table:data-pilot-field table:source-field-name="Annee" table:orientation="column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sin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qte" table:orientation="data" table:used-hierarchy="0" table:function="sum">
            <table:data-pilot-level table:show-empty="false" calcext:repeat-item-labels="false">
              <table:data-pilot-members>
                <table:data-pilot-member table:name="18" table:display="true" table:show-details="true"/>
                <table:data-pilot-member table:name="20" table:display="true" table:show-details="true"/>
                <table:data-pilot-member table:name="23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8" table:display="true" table:show-details="true"/>
                <table:data-pilot-member table:name="172" table:display="true" table:show-details="true"/>
                <table:data-pilot-member table:name="184" table:display="true" table:show-details="true"/>
                <table:data-pilot-member table:name="187" table:display="true" table:show-details="true"/>
                <table:data-pilot-member table:name="192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9" table:display="true" table:show-details="true"/>
                <table:data-pilot-member table:name="202" table:display="true" table:show-details="true"/>
                <table:data-pilot-member table:name="208" table:display="true" table:show-details="true"/>
                <table:data-pilot-member table:name="213" table:display="true" table:show-details="true"/>
                <table:data-pilot-member table:name="216" table:display="true" table:show-details="true"/>
                <table:data-pilot-member table:name="217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8" table:display="true" table:show-details="true"/>
                <table:data-pilot-member table:name="231" table:display="true" table:show-details="true"/>
                <table:data-pilot-member table:name="233" table:display="true" table:show-details="true"/>
                <table:data-pilot-member table:name="234" table:display="true" table:show-details="true"/>
                <table:data-pilot-member table:name="248" table:display="true" table:show-details="true"/>
                <table:data-pilot-member table:name="254" table:display="true" table:show-details="true"/>
                <table:data-pilot-member table:name="258" table:display="true" table:show-details="true"/>
                <table:data-pilot-member table:name="259" table:display="true" table:show-details="true"/>
                <table:data-pilot-member table:name="260" table:display="true" table:show-details="true"/>
                <table:data-pilot-member table:name="264" table:display="true" table:show-details="true"/>
                <table:data-pilot-member table:name="268" table:display="true" table:show-details="true"/>
                <table:data-pilot-member table:name="274" table:display="true" table:show-details="true"/>
                <table:data-pilot-member table:name="276" table:display="true" table:show-details="true"/>
                <table:data-pilot-member table:name="277" table:display="true" table:show-details="true"/>
                <table:data-pilot-member table:name="283" table:display="true" table:show-details="true"/>
                <table:data-pilot-member table:name="284" table:display="true" table:show-details="true"/>
                <table:data-pilot-member table:name="307" table:display="true" table:show-details="true"/>
                <table:data-pilot-member table:name="323" table:display="true" table:show-details="true"/>
                <table:data-pilot-member table:name="333" table:display="true" table:show-details="true"/>
                <table:data-pilot-member table:name="3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Graphique3.A1:Graphique3.I15" table:buttons="Graphique3.A2 Graphique3.B1" table:show-filter-button="false" table:drill-down-on-double-click="false">
          <table:database-source-query table:database-name="Base" table:query-name="Graph3"/>
          <table:data-pilot-field table:source-field-name="Magasin" table:orientation="column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oi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" table:orientation="data" table:used-hierarchy="0" table:function="sum">
            <table:data-pilot-level table:show-empty="false" calcext:repeat-item-labels="false">
              <table:data-pilot-members>
                <table:data-pilot-member table:name="459,36" table:display="true" table:show-details="true"/>
                <table:data-pilot-member table:name="498,2" table:display="true" table:show-details="true"/>
                <table:data-pilot-member table:name="535,3" table:display="true" table:show-details="true"/>
                <table:data-pilot-member table:name="549,65" table:display="true" table:show-details="true"/>
                <table:data-pilot-member table:name="554,35" table:display="true" table:show-details="true"/>
                <table:data-pilot-member table:name="569,2" table:display="true" table:show-details="true"/>
                <table:data-pilot-member table:name="572,2" table:display="true" table:show-details="true"/>
                <table:data-pilot-member table:name="580,76" table:display="true" table:show-details="true"/>
                <table:data-pilot-member table:name="594,27" table:display="true" table:show-details="true"/>
                <table:data-pilot-member table:name="646,16" table:display="true" table:show-details="true"/>
                <table:data-pilot-member table:name="646,79" table:display="true" table:show-details="true"/>
                <table:data-pilot-member table:name="704,09" table:display="true" table:show-details="true"/>
                <table:data-pilot-member table:name="714,7" table:display="true" table:show-details="true"/>
                <table:data-pilot-member table:name="752,86" table:display="true" table:show-details="true"/>
                <table:data-pilot-member table:name="779,33" table:display="true" table:show-details="true"/>
                <table:data-pilot-member table:name="783,17" table:display="true" table:show-details="true"/>
                <table:data-pilot-member table:name="815,4" table:display="true" table:show-details="true"/>
                <table:data-pilot-member table:name="824,65" table:display="true" table:show-details="true"/>
                <table:data-pilot-member table:name="872,53" table:display="true" table:show-details="true"/>
                <table:data-pilot-member table:name="896,67" table:display="true" table:show-details="true"/>
                <table:data-pilot-member table:name="897,94" table:display="true" table:show-details="true"/>
                <table:data-pilot-member table:name="965,49" table:display="true" table:show-details="true"/>
                <table:data-pilot-member table:name="993,58" table:display="true" table:show-details="true"/>
                <table:data-pilot-member table:name="995,29" table:display="true" table:show-details="true"/>
                <table:data-pilot-member table:name="1024,83" table:display="true" table:show-details="true"/>
                <table:data-pilot-member table:name="1031,43" table:display="true" table:show-details="true"/>
                <table:data-pilot-member table:name="1031,49" table:display="true" table:show-details="true"/>
                <table:data-pilot-member table:name="1046,57" table:display="true" table:show-details="true"/>
                <table:data-pilot-member table:name="1072,7" table:display="true" table:show-details="true"/>
                <table:data-pilot-member table:name="1075,35" table:display="true" table:show-details="true"/>
                <table:data-pilot-member table:name="1082,19" table:display="true" table:show-details="true"/>
                <table:data-pilot-member table:name="1101,73" table:display="true" table:show-details="true"/>
                <table:data-pilot-member table:name="1131,79" table:display="true" table:show-details="true"/>
                <table:data-pilot-member table:name="1146,02" table:display="true" table:show-details="true"/>
                <table:data-pilot-member table:name="1158,69" table:display="true" table:show-details="true"/>
                <table:data-pilot-member table:name="1191,78" table:display="true" table:show-details="true"/>
                <table:data-pilot-member table:name="1219,94" table:display="true" table:show-details="true"/>
                <table:data-pilot-member table:name="1260,4" table:display="true" table:show-details="true"/>
                <table:data-pilot-member table:name="1270,88" table:display="true" table:show-details="true"/>
                <table:data-pilot-member table:name="1275,01" table:display="true" table:show-details="true"/>
                <table:data-pilot-member table:name="1296" table:display="true" table:show-details="true"/>
                <table:data-pilot-member table:name="1319,28" table:display="true" table:show-details="true"/>
                <table:data-pilot-member table:name="1448,07" table:display="true" table:show-details="true"/>
                <table:data-pilot-member table:name="1496,02" table:display="true" table:show-details="true"/>
                <table:data-pilot-member table:name="1503,83" table:display="true" table:show-details="true"/>
                <table:data-pilot-member table:name="1549,42" table:display="true" table:show-details="true"/>
                <table:data-pilot-member table:name="1560,18" table:display="true" table:show-details="true"/>
                <table:data-pilot-member table:name="1560,22" table:display="true" table:show-details="true"/>
                <table:data-pilot-member table:name="1665,81" table:display="true" table:show-details="true"/>
                <table:data-pilot-member table:name="1702,83" table:display="true" table:show-details="true"/>
                <table:data-pilot-member table:name="1821,78" table:display="true" table:show-details="true"/>
                <table:data-pilot-member table:name="1919,64" table:display="true" table:show-details="true"/>
                <table:data-pilot-member table:name="2000,92" table:display="true" table:show-details="true"/>
                <table:data-pilot-member table:name="2030,44" table:display="true" table:show-details="true"/>
                <table:data-pilot-member table:name="2031,59" table:display="true" table:show-details="true"/>
                <table:data-pilot-member table:name="2055,87" table:display="true" table:show-details="true"/>
                <table:data-pilot-member table:name="2244,63" table:display="true" table:show-details="true"/>
                <table:data-pilot-member table:name="2247,2" table:display="true" table:show-details="true"/>
                <table:data-pilot-member table:name="2363,44" table:display="true" table:show-details="true"/>
                <table:data-pilot-member table:name="2582,46" table:display="true" table:show-details="true"/>
                <table:data-pilot-member table:name="2609,72" table:display="true" table:show-details="true"/>
                <table:data-pilot-member table:name="2610,78" table:display="true" table:show-details="true"/>
                <table:data-pilot-member table:name="2660,67" table:display="true" table:show-details="true"/>
                <table:data-pilot-member table:name="2686,38" table:display="true" table:show-details="true"/>
                <table:data-pilot-member table:name="2726,4" table:display="true" table:show-details="true"/>
                <table:data-pilot-member table:name="2743,56" table:display="true" table:show-details="true"/>
                <table:data-pilot-member table:name="2791,43" table:display="true" table:show-details="true"/>
                <table:data-pilot-member table:name="2791,49" table:display="true" table:show-details="true"/>
                <table:data-pilot-member table:name="2808,75" table:display="true" table:show-details="true"/>
                <table:data-pilot-member table:name="2863,42" table:display="true" table:show-details="true"/>
                <table:data-pilot-member table:name="2976,16" table:display="true" table:show-details="true"/>
                <table:data-pilot-member table:name="2983,44" table:display="true" table:show-details="true"/>
                <table:data-pilot-member table:name="3053,68" table:display="true" table:show-details="true"/>
                <table:data-pilot-member table:name="3151,14" table:display="true" table:show-details="true"/>
                <table:data-pilot-member table:name="3173,63" table:display="true" table:show-details="true"/>
                <table:data-pilot-member table:name="3235,52" table:display="true" table:show-details="true"/>
                <table:data-pilot-member table:name="3326,65" table:display="true" table:show-details="true"/>
                <table:data-pilot-member table:name="3341,95" table:display="true" table:show-details="true"/>
                <table:data-pilot-member table:name="3359,57" table:display="true" table:show-details="true"/>
                <table:data-pilot-member table:name="3408,89" table:display="true" table:show-details="true"/>
                <table:data-pilot-member table:name="3451,37" table:display="true" table:show-details="true"/>
                <table:data-pilot-member table:name="3498,68" table:display="true" table:show-details="true"/>
                <table:data-pilot-member table:name="3846,47" table:display="true" table:show-details="true"/>
                <table:data-pilot-member table:name="3861,2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Graphique4.A1:Graphique4.D8" table:buttons="Graphique4.A2 Graphique4.B1" table:show-filter-button="false" table:drill-down-on-double-click="false">
          <table:database-source-query table:database-name="Base" table:query-name="Graph4"/>
          <table:data-pilot-field table:source-field-name="typevente" table:orientation="column" table:used-hierarchy="0" table:function="auto">
            <table:data-pilot-level table:show-empty="false" calcext:repeat-item-labels="false">
              <table:data-pilot-members>
                <table:data-pilot-member table:name="N" table:display="true" table:show-details="true"/>
                <table:data-pilot-member table:name="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" table:orientation="data" table:used-hierarchy="0" table:function="sum">
            <table:data-pilot-level table:show-empty="false" calcext:repeat-item-labels="false">
              <table:data-pilot-members>
                <table:data-pilot-member table:name="9115,73" table:display="true" table:show-details="true"/>
                <table:data-pilot-member table:name="9406,17" table:display="true" table:show-details="true"/>
                <table:data-pilot-member table:name="11383,07" table:display="true" table:show-details="true"/>
                <table:data-pilot-member table:name="11909,08" table:display="true" table:show-details="true"/>
                <table:data-pilot-member table:name="13205,79" table:display="true" table:show-details="true"/>
                <table:data-pilot-member table:name="13679,01" table:display="true" table:show-details="true"/>
                <table:data-pilot-member table:name="14687,35" table:display="true" table:show-details="true"/>
                <table:data-pilot-member table:name="17438,13" table:display="true" table:show-details="true"/>
                <table:data-pilot-member table:name="19432,73" table:display="true" table:show-details="true"/>
                <table:data-pilot-member table:name="22360,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Graphique8.A1:Graphique8.D9" table:buttons="Graphique8.A2 Graphique8.B1" table:show-filter-button="false" table:drill-down-on-double-click="false">
          <table:database-source-query table:database-name="Base" table:query-name="Graph8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nnee" table:orientation="row" table:used-hierarchy="0" table:function="auto">
            <table:data-pilot-level table:show-empty="false" calcext:repeat-item-labels="false">
              <table:data-pilot-members>
                <table:data-pilot-member table:name="2020" table:display="true" table:show-details="true"/>
                <table:data-pilot-member table:name="2021" table:display="true" table:show-details="true"/>
                <table:data-pilot-member table:name="2022" table:display="true" table:show-details="true"/>
                <table:data-pilot-member table:name="2023" table:display="true" table:show-details="true"/>
                <table:data-pilot-member table:name="2024" table:display="true" table:show-details="true"/>
                <table:data-pilot-member table:name="20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imum" table:orientation="data" table:used-hierarchy="0" table:function="sum">
            <table:data-pilot-level table:show-empty="false" calcext:repeat-item-labels="false">
              <table:data-pilot-members>
                <table:data-pilot-member table:name="170,9" table:display="true" table:show-details="true"/>
                <table:data-pilot-member table:name="383,13" table:display="true" table:show-details="true"/>
                <table:data-pilot-member table:name="390,63" table:display="true" table:show-details="true"/>
                <table:data-pilot-member table:name="427,94" table:display="true" table:show-details="true"/>
                <table:data-pilot-member table:name="480,41" table:display="true" table:show-details="true"/>
                <table:data-pilot-member table:name="565,9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nimum" table:orientation="data" table:used-hierarchy="0" table:function="sum">
            <table:data-pilot-level table:show-empty="false" calcext:repeat-item-labels="false">
              <table:data-pilot-members>
                <table:data-pilot-member table:name="4,04" table:display="true" table:show-details="true"/>
                <table:data-pilot-member table:name="4,11" table:display="true" table:show-details="true"/>
                <table:data-pilot-member table:name="4,25" table:display="true" table:show-details="true"/>
                <table:data-pilot-member table:name="4,28" table:display="true" table:show-details="true"/>
                <table:data-pilot-member table:name="4,31" table:display="true" table:show-details="true"/>
                <table:data-pilot-member table:name="4,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yenne" table:orientation="data" table:used-hierarchy="0" table:function="sum">
            <table:data-pilot-level table:show-empty="false" calcext:repeat-item-labels="false">
              <table:data-pilot-members>
                <table:data-pilot-member table:name="32,97" table:display="true" table:show-details="true"/>
                <table:data-pilot-member table:name="65,57" table:display="true" table:show-details="true"/>
                <table:data-pilot-member table:name="67,22" table:display="true" table:show-details="true"/>
                <table:data-pilot-member table:name="68,84" table:display="true" table:show-details="true"/>
                <table:data-pilot-member table:name="74,27" table:display="true" table:show-details="true"/>
                <table:data-pilot-member table:name="80,8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Graphique5.A1:Graphique5.B11" table:buttons="Graphique5.A1" table:grand-total="none" table:identify-categories="true" table:show-filter-button="false" table:drill-down-on-double-click="false">
          <table:database-source-query table:database-name="Base" table:query-name="Graph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diteur" table:orientation="row" table:used-hierarchy="0" table:function="auto">
            <table:data-pilot-level table:show-empty="false" calcext:repeat-item-labels="false">
              <table:data-pilot-members>
                <table:data-pilot-member table:name="Actes Sud" table:display="true" table:show-details="true"/>
                <table:data-pilot-member table:name="Albin Michel" table:display="true" table:show-details="true"/>
                <table:data-pilot-member table:name="Bayard" table:display="true" table:show-details="true"/>
                <table:data-pilot-member table:name="Bayard Jeunesse" table:display="true" table:show-details="true"/>
                <table:data-pilot-member table:name="Flammarion" table:display="true" table:show-details="true"/>
                <table:data-pilot-member table:name="Fleurus" table:display="true" table:show-details="true"/>
                <table:data-pilot-member table:name="Gallimard" table:display="true" table:show-details="true"/>
                <table:data-pilot-member table:name="Hachette" table:display="true" table:show-details="true"/>
                <table:data-pilot-member table:name="Hachette Jeunesse" table:display="true" table:show-details="true"/>
                <table:data-pilot-member table:name="Seui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auteurs" table:orientation="data" table:used-hierarchy="0" table:function="sum">
            <table:data-pilot-level table:show-empty="false" calcext:repeat-item-labels="false">
              <table:data-pilot-members>
                <table:data-pilot-member table:name="49" table:display="true" table:show-details="true"/>
                <table:data-pilot-member table:name="58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171" table:display="true" table:show-details="true"/>
                <table:data-pilot-member table:name="206" table:display="true" table:show-details="true"/>
                <table:data-pilot-member table:name="266" table:display="true" table:show-details="true"/>
                <table:data-pilot-member table:name="299" table:display="true" table:show-details="true"/>
                <table:data-pilot-member table:name="3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8" table:application-data="" table:target-range-address="Graphique2.A1:Graphique2.B11" table:buttons="Graphique2.A1" table:show-filter-button="false" table:drill-down-on-double-click="false">
          <table:database-source-query table:database-name="Base" table:query-name="Graph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heme" table:orientation="row" table:used-hierarchy="0" table:function="auto">
            <table:data-pilot-level table:show-empty="false" calcext:repeat-item-labels="false">
              <table:data-pilot-members>
                <table:data-pilot-member table:name="Arts et loisirs" table:display="true" table:show-details="true"/>
                <table:data-pilot-member table:name="Histoire et géographie" table:display="true" table:show-details="true"/>
                <table:data-pilot-member table:name="Langues" table:display="true" table:show-details="true"/>
                <table:data-pilot-member table:name="Littérature" table:display="true" table:show-details="true"/>
                <table:data-pilot-member table:name="Philosophie et psychologie" table:display="true" table:show-details="true"/>
                <table:data-pilot-member table:name="Religion" table:display="true" table:show-details="true"/>
                <table:data-pilot-member table:name="Sciences naturelles et mathématiques" table:display="true" table:show-details="true"/>
                <table:data-pilot-member table:name="Sciences sociales" table:display="true" table:show-details="true"/>
                <table:data-pilot-member table:name="Technologie et sciences appliqué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ntant" table:orientation="data" table:used-hierarchy="0" table:function="sum">
            <table:data-pilot-level table:show-empty="false" calcext:repeat-item-labels="false">
              <table:data-pilot-members>
                <table:data-pilot-member table:name="328,98" table:display="true" table:show-details="true"/>
                <table:data-pilot-member table:name="756,35" table:display="true" table:show-details="true"/>
                <table:data-pilot-member table:name="1891,63" table:display="true" table:show-details="true"/>
                <table:data-pilot-member table:name="2675,97" table:display="true" table:show-details="true"/>
                <table:data-pilot-member table:name="3385,83" table:display="true" table:show-details="true"/>
                <table:data-pilot-member table:name="3733,14" table:display="true" table:show-details="true"/>
                <table:data-pilot-member table:name="4132,44" table:display="true" table:show-details="true"/>
                <table:data-pilot-member table:name="7212,65" table:display="true" table:show-details="true"/>
                <table:data-pilot-member table:name="10534,4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Graphique6.A1:Graphique6.B15" table:buttons="Graphique6.A1" table:show-filter-button="false" table:drill-down-on-double-click="false">
          <table:database-source-query table:database-name="Base" table:query-name="Graph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ville" table:orientation="row" table:used-hierarchy="0" table:function="auto">
            <table:data-pilot-level table:show-empty="false" calcext:repeat-item-labels="false">
              <table:data-pilot-members>
                <table:data-pilot-member table:name="Bordeaux" table:display="true" table:show-details="true"/>
                <table:data-pilot-member table:name="Grenoble" table:display="true" table:show-details="true"/>
                <table:data-pilot-member table:name="Lille" table:display="true" table:show-details="true"/>
                <table:data-pilot-member table:name="Lyon" table:display="true" table:show-details="true"/>
                <table:data-pilot-member table:name="Marseille" table:display="true" table:show-details="true"/>
                <table:data-pilot-member table:name="Montpellier" table:display="true" table:show-details="true"/>
                <table:data-pilot-member table:name="Nantes" table:display="true" table:show-details="true"/>
                <table:data-pilot-member table:name="Orléans" table:display="true" table:show-details="true"/>
                <table:data-pilot-member table:name="Paris" table:display="true" table:show-details="true"/>
                <table:data-pilot-member table:name="Reims" table:display="true" table:show-details="true"/>
                <table:data-pilot-member table:name="Strasbourg" table:display="true" table:show-details="true"/>
                <table:data-pilot-member table:name="Toulouse" table:display="true" table:show-details="true"/>
                <table:data-pilot-member table:name="Tour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M( `qte` )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Graphique7.A1:Graphique7.B9" table:buttons="Graphique7.A1" table:show-filter-button="false" table:drill-down-on-double-click="false">
          <table:database-source-query table:database-name="Base" table:query-name="Graph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agasin" table:orientation="row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7412,21" table:display="true" table:show-details="true"/>
                <table:data-pilot-member table:name="17631,35" table:display="true" table:show-details="true"/>
                <table:data-pilot-member table:name="24146,02" table:display="true" table:show-details="true"/>
                <table:data-pilot-member table:name="27386,21" table:display="true" table:show-details="true"/>
                <table:data-pilot-member table:name="30049,01" table:display="true" table:show-details="true"/>
                <table:data-pilot-member table:name="31355,88" table:display="true" table:show-details="true"/>
                <table:data-pilot-member table:name="36892,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 style:data-style-name="N2" text:time-value="15:08:34.9725710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1:17:59.636319834</meta:creation-date>
    <dc:date>2025-03-24T14:39:42.939455906</dc:date>
    <meta:editing-duration>PT58M7S</meta:editing-duration>
    <meta:editing-cycles>12</meta:editing-cycles>
    <meta:generator>LibreOffice/24.2.7.2$Linux_X86_64 LibreOffice_project/420$Build-2</meta:generator>
    <meta:document-statistic meta:table-count="8" meta:cell-count="357" meta:object-count="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loext:data-pilot-source="DataPilot1" chart:class="chart:bar" chart:style-name="ch1">
        <chart:legend chart:legend-position="end" svg:x="13.189cm" svg:y="2.059cm" style:legend-expansion="high" chart:style-name="ch2"/>
        <chart:plot-area chart:style-name="ch3" table:cell-range-address="PivotChart" chart:data-source-has-labels="column" svg:x="0.291cm" svg:y="0.206cm" svg:width="12.488cm" svg:height="8.787cm">
          <chart:coordinate-region svg:x="1.098cm" svg:y="0.405cm" svg:width="11.681cm" svg:height="5.75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7"/>
          </chart:series>
          <chart:series chart:style-name="ch8" chart:values-cell-range-address="PT@data 1" chart:label-cell-address="PT@label 1" chart:class="chart:bar">
            <chart:data-point chart:repeated="7"/>
          </chart:series>
          <chart:series chart:style-name="ch9" chart:values-cell-range-address="PT@data 2" chart:label-cell-address="PT@label 2" chart:class="chart:bar">
            <chart:data-point chart:repeated="7"/>
          </chart:series>
          <chart:series chart:style-name="ch10" chart:values-cell-range-address="PT@data 3" chart:label-cell-address="PT@label 3" chart:class="chart:bar">
            <chart:data-point chart:repeated="7"/>
          </chart:series>
          <chart:series chart:style-name="ch11" chart:values-cell-range-address="PT@data 4" chart:label-cell-address="PT@label 4" chart:class="chart:bar">
            <chart:data-point chart:repeated="7"/>
          </chart:series>
          <chart:series chart:style-name="ch12" chart:values-cell-range-address="PT@data 5" chart:label-cell-address="PT@label 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PT@label 0</svg:desc>
                </draw:g>
              </table:table-cell>
              <table:table-cell office:value-type="string">
                <text:p>2021</text:p>
                <draw:g>
                  <svg:desc>PT@label 1</svg:desc>
                </draw:g>
              </table:table-cell>
              <table:table-cell office:value-type="string">
                <text:p>2022</text:p>
                <draw:g>
                  <svg:desc>PT@label 2</svg:desc>
                </draw:g>
              </table:table-cell>
              <table:table-cell office:value-type="string">
                <text:p>2023</text:p>
                <draw:g>
                  <svg:desc>PT@label 3</svg:desc>
                </draw:g>
              </table:table-cell>
              <table:table-cell office:value-type="string">
                <text:p>2024</text:p>
                <draw:g>
                  <svg:desc>PT@label 4</svg:desc>
                </draw:g>
              </table:table-cell>
              <table:table-cell office:value-type="string">
                <text:p>2025</text:p>
                <draw:g>
                  <svg:desc>PT@label 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08">
                <text:p>208</text:p>
                <draw:g>
                  <svg:desc>PT@data 0</svg:desc>
                </draw:g>
              </table:table-cell>
              <table:table-cell office:value-type="float" office:value="187">
                <text:p>187</text:p>
                <draw:g>
                  <svg:desc>PT@data 1</svg:desc>
                </draw:g>
              </table:table-cell>
              <table:table-cell office:value-type="float" office:value="268">
                <text:p>268</text:p>
                <draw:g>
                  <svg:desc>PT@data 2</svg:desc>
                </draw:g>
              </table:table-cell>
              <table:table-cell office:value-type="float" office:value="333">
                <text:p>333</text:p>
                <draw:g>
                  <svg:desc>PT@data 3</svg:desc>
                </draw:g>
              </table:table-cell>
              <table:table-cell office:value-type="float" office:value="283">
                <text:p>283</text:p>
                <draw:g>
                  <svg:desc>PT@data 4</svg:desc>
                </draw:g>
              </table:table-cell>
              <table:table-cell office:value-type="float" office:value="18">
                <text:p>18</text:p>
                <draw:g>
                  <svg:desc>PT@data 5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196">
                <text:p>196</text:p>
              </table:table-cell>
              <table:table-cell office:value-type="float" office:value="213">
                <text:p>213</text:p>
              </table:table-cell>
              <table:table-cell office:value-type="float" office:value="233">
                <text:p>233</text:p>
              </table:table-cell>
              <table:table-cell office:value-type="float" office:value="258">
                <text:p>258</text:p>
              </table:table-cell>
              <table:table-cell office:value-type="float" office:value="274">
                <text:p>2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184">
                <text:p>184</text:p>
              </table:table-cell>
              <table:table-cell office:value-type="float" office:value="217">
                <text:p>217</text:p>
              </table:table-cell>
              <table:table-cell office:value-type="float" office:value="202">
                <text:p>202</text:p>
              </table:table-cell>
              <table:table-cell office:value-type="float" office:value="221">
                <text:p>221</text:p>
              </table:table-cell>
              <table:table-cell office:value-type="float" office:value="307">
                <text:p>3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92">
                <text:p>192</text:p>
              </table:table-cell>
              <table:table-cell office:value-type="float" office:value="199">
                <text:p>199</text:p>
              </table:table-cell>
              <table:table-cell office:value-type="float" office:value="277">
                <text:p>277</text:p>
              </table:table-cell>
              <table:table-cell office:value-type="float" office:value="259">
                <text:p>259</text:p>
              </table:table-cell>
              <table:table-cell office:value-type="float" office:value="337">
                <text:p>3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220">
                <text:p>220</text:p>
              </table:table-cell>
              <table:table-cell office:value-type="float" office:value="254">
                <text:p>254</text:p>
              </table:table-cell>
              <table:table-cell office:value-type="float" office:value="228">
                <text:p>228</text:p>
              </table:table-cell>
              <table:table-cell office:value-type="float" office:value="248">
                <text:p>248</text:p>
              </table:table-cell>
              <table:table-cell office:value-type="float" office:value="276">
                <text:p>2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195">
                <text:p>195</text:p>
              </table:table-cell>
              <table:table-cell office:value-type="float" office:value="231">
                <text:p>231</text:p>
              </table:table-cell>
              <table:table-cell office:value-type="float" office:value="222">
                <text:p>222</text:p>
              </table:table-cell>
              <table:table-cell office:value-type="float" office:value="260">
                <text:p>260</text:p>
              </table:table-cell>
              <table:table-cell office:value-type="float" office:value="323">
                <text:p>3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216">
                <text:p>216</text:p>
              </table:table-cell>
              <table:table-cell office:value-type="float" office:value="172">
                <text:p>172</text:p>
              </table:table-cell>
              <table:table-cell office:value-type="float" office:value="234">
                <text:p>234</text:p>
              </table:table-cell>
              <table:table-cell office:value-type="float" office:value="264">
                <text:p>264</text:p>
              </table:table-cell>
              <table:table-cell office:value-type="float" office:value="284">
                <text:p>284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area" chart:style-name="ch1">
        <chart:legend chart:legend-position="end" svg:x="11.991cm" svg:y="1.807cm" style:legend-expansion="high" chart:style-name="ch2"/>
        <chart:plot-area chart:style-name="ch3" table:cell-range-address="PivotChart" chart:data-source-has-labels="column" svg:x="0.32cm" svg:y="0.18cm" svg:width="11.351cm" svg:height="7.74cm">
          <chart:coordinate-region svg:x="1.524cm" svg:y="0.379cm" svg:width="9.96cm" svg:height="6.89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area">
            <chart:data-point chart:repeated="12"/>
          </chart:series>
          <chart:series chart:style-name="ch7" chart:values-cell-range-address="PT@data 1" chart:label-cell-address="PT@label 1" chart:class="chart:area">
            <chart:data-point chart:repeated="12"/>
          </chart:series>
          <chart:series chart:style-name="ch8" chart:values-cell-range-address="PT@data 2" chart:label-cell-address="PT@label 2" chart:class="chart:area">
            <chart:data-point chart:repeated="12"/>
          </chart:series>
          <chart:series chart:style-name="ch9" chart:values-cell-range-address="PT@data 3" chart:label-cell-address="PT@label 3" chart:class="chart:area">
            <chart:data-point chart:repeated="12"/>
          </chart:series>
          <chart:series chart:style-name="ch10" chart:values-cell-range-address="PT@data 4" chart:label-cell-address="PT@label 4" chart:class="chart:area">
            <chart:data-point chart:repeated="12"/>
          </chart:series>
          <chart:series chart:style-name="ch11" chart:values-cell-range-address="PT@data 5" chart:label-cell-address="PT@label 5" chart:class="chart:area">
            <chart:data-point chart:repeated="12"/>
          </chart:series>
          <chart:series chart:style-name="ch12" chart:values-cell-range-address="PT@data 6" chart:label-cell-address="PT@label 6" chart:class="chart:area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 au Sud</text:p>
                <draw:g>
                  <svg:desc>PT@label 0</svg:desc>
                </draw:g>
              </table:table-cell>
              <table:table-cell office:value-type="string">
                <text:p>L'européenne</text:p>
                <draw:g>
                  <svg:desc>PT@label 1</svg:desc>
                </draw:g>
              </table:table-cell>
              <table:table-cell office:value-type="string">
                <text:p>La librairie parisienne</text:p>
                <draw:g>
                  <svg:desc>PT@label 2</svg:desc>
                </draw:g>
              </table:table-cell>
              <table:table-cell office:value-type="string">
                <text:p>Le Ch'ti livre</text:p>
                <draw:g>
                  <svg:desc>PT@label 3</svg:desc>
                </draw:g>
              </table:table-cell>
              <table:table-cell office:value-type="string">
                <text:p>Loire et livres</text:p>
                <draw:g>
                  <svg:desc>PT@label 4</svg:desc>
                </draw:g>
              </table:table-cell>
              <table:table-cell office:value-type="string">
                <text:p>Rhône à lire</text:p>
                <draw:g>
                  <svg:desc>PT@label 5</svg:desc>
                </draw:g>
              </table:table-cell>
              <table:table-cell office:value-type="string">
                <text:p>Ty Li-Breizh-rie</text:p>
                <draw:g>
                  <svg:desc>PT@label 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1031.49">
                <text:p>1031.49</text:p>
                <draw:g>
                  <svg:desc>PT@data 0</svg:desc>
                </draw:g>
              </table:table-cell>
              <table:table-cell office:value-type="float" office:value="1560.22">
                <text:p>1560.22</text:p>
                <draw:g>
                  <svg:desc>PT@data 1</svg:desc>
                </draw:g>
              </table:table-cell>
              <table:table-cell office:value-type="float" office:value="897.94">
                <text:p>897.94</text:p>
                <draw:g>
                  <svg:desc>PT@data 2</svg:desc>
                </draw:g>
              </table:table-cell>
              <table:table-cell office:value-type="float" office:value="1448.07">
                <text:p>1448.07</text:p>
                <draw:g>
                  <svg:desc>PT@data 3</svg:desc>
                </draw:g>
              </table:table-cell>
              <table:table-cell office:value-type="float" office:value="1101.73">
                <text:p>1101.73</text:p>
                <draw:g>
                  <svg:desc>PT@data 4</svg:desc>
                </draw:g>
              </table:table-cell>
              <table:table-cell office:value-type="float" office:value="896.67">
                <text:p>896.67</text:p>
                <draw:g>
                  <svg:desc>PT@data 5</svg:desc>
                </draw:g>
              </table:table-cell>
              <table:table-cell office:value-type="float" office:value="872.53">
                <text:p>872.53</text:p>
                <draw:g>
                  <svg:desc>PT@data 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4.7">
                <text:p>714.7</text:p>
              </table:table-cell>
              <table:table-cell office:value-type="float" office:value="993.58">
                <text:p>993.58</text:p>
              </table:table-cell>
              <table:table-cell office:value-type="float" office:value="1270.88">
                <text:p>1270.88</text:p>
              </table:table-cell>
              <table:table-cell office:value-type="float" office:value="549.65">
                <text:p>549.65</text:p>
              </table:table-cell>
              <table:table-cell office:value-type="float" office:value="1665.81">
                <text:p>1665.81</text:p>
              </table:table-cell>
              <table:table-cell office:value-type="float" office:value="704.09">
                <text:p>704.09</text:p>
              </table:table-cell>
              <table:table-cell office:value-type="float" office:value="779.33">
                <text:p>779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2.86">
                <text:p>752.86</text:p>
              </table:table-cell>
              <table:table-cell office:value-type="float" office:value="1131.79">
                <text:p>1131.79</text:p>
              </table:table-cell>
              <table:table-cell office:value-type="float" office:value="1031.43">
                <text:p>1031.43</text:p>
              </table:table-cell>
              <table:table-cell office:value-type="float" office:value="1146.02">
                <text:p>1146.02</text:p>
              </table:table-cell>
              <table:table-cell office:value-type="float" office:value="815.4">
                <text:p>815.4</text:p>
              </table:table-cell>
              <table:table-cell office:value-type="float" office:value="580.76">
                <text:p>580.76</text:p>
              </table:table-cell>
              <table:table-cell office:value-type="float" office:value="535.3">
                <text:p>535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9.36">
                <text:p>459.36</text:p>
              </table:table-cell>
              <table:table-cell office:value-type="float" office:value="554.35">
                <text:p>554.35</text:p>
              </table:table-cell>
              <table:table-cell office:value-type="float" office:value="569.2">
                <text:p>569.2</text:p>
              </table:table-cell>
              <table:table-cell office:value-type="float" office:value="783.17">
                <text:p>783.17</text:p>
              </table:table-cell>
              <table:table-cell office:value-type="float" office:value="824.65">
                <text:p>824.65</text:p>
              </table:table-cell>
              <table:table-cell office:value-type="float" office:value="646.79">
                <text:p>646.79</text:p>
              </table:table-cell>
              <table:table-cell office:value-type="float" office:value="965.49">
                <text:p>965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2.2">
                <text:p>572.2</text:p>
              </table:table-cell>
              <table:table-cell office:value-type="float" office:value="1046.57">
                <text:p>1046.57</text:p>
              </table:table-cell>
              <table:table-cell office:value-type="float" office:value="1072.7">
                <text:p>1072.7</text:p>
              </table:table-cell>
              <table:table-cell office:value-type="float" office:value="1296">
                <text:p>1296</text:p>
              </table:table-cell>
              <table:table-cell office:value-type="float" office:value="995.29">
                <text:p>995.29</text:p>
              </table:table-cell>
              <table:table-cell office:value-type="float" office:value="498.2">
                <text:p>498.2</text:p>
              </table:table-cell>
              <table:table-cell office:value-type="float" office:value="594.27">
                <text:p>594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.92">
                <text:p>2000.92</text:p>
              </table:table-cell>
              <table:table-cell office:value-type="float" office:value="646.16">
                <text:p>646.16</text:p>
              </table:table-cell>
              <table:table-cell office:value-type="float" office:value="1024.83">
                <text:p>1024.83</text:p>
              </table:table-cell>
              <table:table-cell office:value-type="float" office:value="1082.19">
                <text:p>1082.19</text:p>
              </table:table-cell>
              <table:table-cell office:value-type="float" office:value="1503.83">
                <text:p>1503.83</text:p>
              </table:table-cell>
              <table:table-cell office:value-type="float" office:value="1319.28">
                <text:p>1319.28</text:p>
              </table:table-cell>
              <table:table-cell office:value-type="float" office:value="1158.69">
                <text:p>1158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19.64">
                <text:p>1919.64</text:p>
              </table:table-cell>
              <table:table-cell office:value-type="float" office:value="1075.35">
                <text:p>1075.35</text:p>
              </table:table-cell>
              <table:table-cell office:value-type="float" office:value="1260.4">
                <text:p>1260.4</text:p>
              </table:table-cell>
              <table:table-cell office:value-type="float" office:value="1549.42">
                <text:p>1549.42</text:p>
              </table:table-cell>
              <table:table-cell office:value-type="float" office:value="1496.02">
                <text:p>1496.02</text:p>
              </table:table-cell>
              <table:table-cell office:value-type="float" office:value="2244.63">
                <text:p>2244.63</text:p>
              </table:table-cell>
              <table:table-cell office:value-type="float" office:value="1560.18">
                <text:p>1560.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55.87">
                <text:p>2055.87</text:p>
              </table:table-cell>
              <table:table-cell office:value-type="float" office:value="1821.78">
                <text:p>1821.78</text:p>
              </table:table-cell>
              <table:table-cell office:value-type="float" office:value="1219.94">
                <text:p>1219.94</text:p>
              </table:table-cell>
              <table:table-cell office:value-type="float" office:value="1702.83">
                <text:p>1702.83</text:p>
              </table:table-cell>
              <table:table-cell office:value-type="float" office:value="2363.44">
                <text:p>2363.44</text:p>
              </table:table-cell>
              <table:table-cell office:value-type="float" office:value="1275.01">
                <text:p>1275.01</text:p>
              </table:table-cell>
              <table:table-cell office:value-type="float" office:value="1191.78">
                <text:p>1191.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73.63">
                <text:p>3173.63</text:p>
              </table:table-cell>
              <table:table-cell office:value-type="float" office:value="2976.16">
                <text:p>2976.16</text:p>
              </table:table-cell>
              <table:table-cell office:value-type="float" office:value="3235.52">
                <text:p>3235.52</text:p>
              </table:table-cell>
              <table:table-cell office:value-type="float" office:value="3359.57">
                <text:p>3359.57</text:p>
              </table:table-cell>
              <table:table-cell office:value-type="float" office:value="3341.95">
                <text:p>3341.95</text:p>
              </table:table-cell>
              <table:table-cell office:value-type="float" office:value="3846.47">
                <text:p>3846.47</text:p>
              </table:table-cell>
              <table:table-cell office:value-type="float" office:value="2791.49">
                <text:p>2791.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82.46">
                <text:p>2582.46</text:p>
              </table:table-cell>
              <table:table-cell office:value-type="float" office:value="2609.72">
                <text:p>2609.72</text:p>
              </table:table-cell>
              <table:table-cell office:value-type="float" office:value="2743.56">
                <text:p>2743.56</text:p>
              </table:table-cell>
              <table:table-cell office:value-type="float" office:value="2686.38">
                <text:p>2686.38</text:p>
              </table:table-cell>
              <table:table-cell office:value-type="float" office:value="2030.44">
                <text:p>2030.44</text:p>
              </table:table-cell>
              <table:table-cell office:value-type="float" office:value="2031.59">
                <text:p>2031.59</text:p>
              </table:table-cell>
              <table:table-cell office:value-type="float" office:value="2247.2">
                <text:p>2247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26.65">
                <text:p>3326.65</text:p>
              </table:table-cell>
              <table:table-cell office:value-type="float" office:value="2726.4">
                <text:p>2726.4</text:p>
              </table:table-cell>
              <table:table-cell office:value-type="float" office:value="2808.75">
                <text:p>2808.75</text:p>
              </table:table-cell>
              <table:table-cell office:value-type="float" office:value="3053.68">
                <text:p>3053.68</text:p>
              </table:table-cell>
              <table:table-cell office:value-type="float" office:value="2863.42">
                <text:p>2863.42</text:p>
              </table:table-cell>
              <table:table-cell office:value-type="float" office:value="3151.14">
                <text:p>3151.14</text:p>
              </table:table-cell>
              <table:table-cell office:value-type="float" office:value="2791.43">
                <text:p>2791.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08.89">
                <text:p>3408.89</text:p>
              </table:table-cell>
              <table:table-cell office:value-type="float" office:value="3861.29">
                <text:p>3861.29</text:p>
              </table:table-cell>
              <table:table-cell office:value-type="float" office:value="2983.44">
                <text:p>2983.44</text:p>
              </table:table-cell>
              <table:table-cell office:value-type="float" office:value="2660.67">
                <text:p>2660.67</text:p>
              </table:table-cell>
              <table:table-cell office:value-type="float" office:value="2610.78">
                <text:p>2610.78</text:p>
              </table:table-cell>
              <table:table-cell office:value-type="float" office:value="3451.37">
                <text:p>3451.37</text:p>
              </table:table-cell>
              <table:table-cell office:value-type="float" office:value="3498.68">
                <text:p>3498.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3" chart:class="chart:line" chart:style-name="ch1">
        <chart:legend chart:legend-position="end" svg:x="13.19cm" svg:y="2.95cm" style:legend-expansion="high" chart:style-name="ch2"/>
        <chart:plot-area chart:style-name="ch3" table:cell-range-address="PivotChart" chart:data-source-has-labels="column" svg:x="0.32cm" svg:y="0.18cm" svg:width="12.55cm" svg:height="7.74cm">
          <chart:coordinate-region svg:x="1.524cm" svg:y="0.379cm" svg:width="10.974cm" svg:height="6.89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5"/>
          </chart:series>
          <chart:series chart:style-name="ch7" chart:values-cell-range-address="PT@data 1" chart:label-cell-address="PT@label 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PT@label 0</svg:desc>
                </draw:g>
              </table:table-cell>
              <table:table-cell office:value-type="string">
                <text:p>O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</text:p>
                <draw:g>
                  <svg:desc>PT@categories</svg:desc>
                </draw:g>
              </table:table-cell>
              <table:table-cell office:value-type="float" office:value="14687.35">
                <text:p>14687.35</text:p>
                <draw:g>
                  <svg:desc>PT@data 0</svg:desc>
                </draw:g>
              </table:table-cell>
              <table:table-cell office:value-type="float" office:value="9406.17">
                <text:p>9406.17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3205.79">
                <text:p>13205.79</text:p>
              </table:table-cell>
              <table:table-cell office:value-type="float" office:value="11383.07">
                <text:p>11383.07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7438.13">
                <text:p>17438.13</text:p>
              </table:table-cell>
              <table:table-cell office:value-type="float" office:value="9115.73">
                <text:p>9115.73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9432.73">
                <text:p>19432.73</text:p>
              </table:table-cell>
              <table:table-cell office:value-type="float" office:value="11909.08">
                <text:p>11909.08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22360.51">
                <text:p>22360.51</text:p>
              </table:table-cell>
              <table:table-cell office:value-type="float" office:value="13679.01">
                <text:p>13679.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outsid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4" chart:class="chart:circle" chart:style-name="ch1">
        <chart:legend chart:legend-position="end" svg:x="13.19cm" svg:y="0.713cm" style:legend-expansion="high" chart:style-name="ch2"/>
        <chart:plot-area chart:style-name="ch3" table:cell-range-address="PivotChart" chart:data-source-has-labels="column" svg:x="0.35cm" svg:y="0.35cm" svg:width="12.49cm" svg:height="7.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1.08cm" svg:y="0.745cm" svg:width="11.006cm" svg:height="6.608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rdeaux</text:p>
                <draw:g>
                  <svg:desc>PT@categories</svg:desc>
                </draw:g>
              </table:table-cell>
              <table:table-cell office:value-type="float" office:value="8">
                <text:p>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Grenoble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ill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yo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arseill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ontpellier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ant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rléan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ari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eim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trasbour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oulous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ours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6" chart:class="chart:line" chart:style-name="ch1">
        <chart:legend chart:legend-position="end" svg:x="11.693cm" svg:y="2.95cm" style:legend-expansion="high" chart:style-name="ch2"/>
        <chart:plot-area chart:style-name="ch3" table:cell-range-address="PivotChart" chart:data-source-has-labels="column" svg:x="0.32cm" svg:y="0.18cm" svg:width="11.053cm" svg:height="7.74cm">
          <chart:coordinate-region svg:x="1.127cm" svg:y="0.379cm" svg:width="9.874cm" svg:height="6.89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6"/>
          </chart:series>
          <chart:series chart:style-name="ch7" chart:values-cell-range-address="PT@data 1" chart:label-cell-address="PT@label 1" chart:class="chart:line">
            <chart:data-point chart:repeated="6"/>
          </chart:series>
          <chart:series chart:style-name="ch8" chart:values-cell-range-address="PT@data 2" chart:label-cell-address="PT@label 2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 - maximum</text:p>
                <draw:g>
                  <svg:desc>PT@label 0</svg:desc>
                </draw:g>
              </table:table-cell>
              <table:table-cell office:value-type="string">
                <text:p>Somme - minimum</text:p>
                <draw:g>
                  <svg:desc>PT@label 1</svg:desc>
                </draw:g>
              </table:table-cell>
              <table:table-cell office:value-type="string">
                <text:p>Somme - moyenne</text:p>
                <draw:g>
                  <svg:desc>PT@label 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</text:p>
                <draw:g>
                  <svg:desc>PT@categories</svg:desc>
                </draw:g>
              </table:table-cell>
              <table:table-cell office:value-type="float" office:value="427.94">
                <text:p>427.94</text:p>
                <draw:g>
                  <svg:desc>PT@data 0</svg:desc>
                </draw:g>
              </table:table-cell>
              <table:table-cell office:value-type="float" office:value="4.11">
                <text:p>4.11</text:p>
                <draw:g>
                  <svg:desc>PT@data 1</svg:desc>
                </draw:g>
              </table:table-cell>
              <table:table-cell office:value-type="float" office:value="68.84">
                <text:p>68.84</text:p>
                <draw:g>
                  <svg:desc>PT@data 2</svg:desc>
                </draw:g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390.63">
                <text:p>390.63</text:p>
              </table:table-cell>
              <table:table-cell office:value-type="float" office:value="4.28">
                <text:p>4.28</text:p>
              </table:table-cell>
              <table:table-cell office:value-type="float" office:value="65.57">
                <text:p>65.57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383.13">
                <text:p>383.13</text:p>
              </table:table-cell>
              <table:table-cell office:value-type="float" office:value="4.25">
                <text:p>4.25</text:p>
              </table:table-cell>
              <table:table-cell office:value-type="float" office:value="67.22">
                <text:p>67.22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480.41">
                <text:p>480.41</text:p>
              </table:table-cell>
              <table:table-cell office:value-type="float" office:value="4.04">
                <text:p>4.04</text:p>
              </table:table-cell>
              <table:table-cell office:value-type="float" office:value="74.27">
                <text:p>74.27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565.98">
                <text:p>565.98</text:p>
              </table:table-cell>
              <table:table-cell office:value-type="float" office:value="4.31">
                <text:p>4.31</text:p>
              </table:table-cell>
              <table:table-cell office:value-type="float" office:value="80.81">
                <text:p>80.81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70.9">
                <text:p>170.9</text:p>
              </table:table-cell>
              <table:table-cell office:value-type="float" office:value="4.5">
                <text:p>4.5</text:p>
              </table:table-cell>
              <table:table-cell office:value-type="float" office:value="32.97">
                <text:p>32.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229cm" svg:y="4.201cm" style:legend-expansion="high" chart:style-name="ch2"/>
        <chart:plot-area chart:style-name="ch3" table:cell-range-address="Graphique5.A2:Graphique5.B11 Graphique5.B1:Graphique5.B1" chart:data-source-has-labels="both" svg:x="0.32cm" svg:y="0.18cm" svg:width="11.589cm" svg:height="8.64cm">
          <chart:coordinate-region svg:x="3.508cm" svg:y="0.18cm" svg:width="8.121cm" svg:height="7.993cm"/>
          <chart:axis chart:dimension="x" chart:name="primary-x" chart:style-name="ch4" chartooo:axis-type="auto">
            <chartooo:date-scale/>
            <chart:categories table:cell-range-address="Graphique5.A2:Graphique5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phique5.B2:Graphique5.B11" chart:label-cell-address="Graphique5.B1:Graphique5.B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 - nbauteurs</text:p>
                <draw:g>
                  <svg:desc>Graphique5.B1:Graphique5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yard Jeunesse</text:p>
                <draw:g>
                  <svg:desc>Graphique5.A2:Graphique5.A11</svg:desc>
                </draw:g>
              </table:table-cell>
              <table:table-cell office:value-type="float" office:value="49">
                <text:p>49</text:p>
                <draw:g>
                  <svg:desc>Graphique5.B2:Graphique5.B11</svg:desc>
                </draw:g>
              </table:table-cell>
            </table:table-row>
            <table:table-row>
              <table:table-cell office:value-type="string">
                <text:p>Hachette Jeuness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Gallimard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Bayard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Fleurus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Actes Sud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Hachette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Albin Michel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Flammarion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Seuil</text:p>
              </table:table-cell>
              <table:table-cell office:value-type="float" office:value="340">
                <text:p>34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data-label-series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8" chart:class="chart:circle" chart:style-name="ch1">
        <chart:legend chart:legend-position="end" svg:x="7.292cm" svg:y="2.308cm" style:legend-expansion="high" chart:style-name="ch2"/>
        <chart:plot-area chart:style-name="ch3" table:cell-range-address="PivotChart" chart:data-source-has-labels="column" svg:x="0.35cm" svg:y="0.35cm" svg:width="6.592cm" svg:height="7.4cm">
          <chart:coordinate-region svg:x="0.868cm" svg:y="1.664cm" svg:width="5.273cm" svg:height="5.273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ts et loisirs</text:p>
                <draw:g>
                  <svg:desc>PT@categories</svg:desc>
                </draw:g>
              </table:table-cell>
              <table:table-cell office:value-type="float" office:value="7212.65">
                <text:p>7212.65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Histoire et géographie</text:p>
              </table:table-cell>
              <table:table-cell office:value-type="float" office:value="4132.44">
                <text:p>4132.44</text:p>
              </table:table-cell>
            </table:table-row>
            <table:table-row>
              <table:table-cell office:value-type="string">
                <text:p>Langues</text:p>
              </table:table-cell>
              <table:table-cell office:value-type="float" office:value="328.98">
                <text:p>328.98</text:p>
              </table:table-cell>
            </table:table-row>
            <table:table-row>
              <table:table-cell office:value-type="string">
                <text:p>Littérature</text:p>
              </table:table-cell>
              <table:table-cell office:value-type="float" office:value="10534.46">
                <text:p>10534.46</text:p>
              </table:table-cell>
            </table:table-row>
            <table:table-row>
              <table:table-cell office:value-type="string">
                <text:p>Philosophie et psychologie</text:p>
              </table:table-cell>
              <table:table-cell office:value-type="float" office:value="3385.83">
                <text:p>3385.83</text:p>
              </table:table-cell>
            </table:table-row>
            <table:table-row>
              <table:table-cell office:value-type="string">
                <text:p>Religion</text:p>
              </table:table-cell>
              <table:table-cell office:value-type="float" office:value="1891.63">
                <text:p>1891.63</text:p>
              </table:table-cell>
            </table:table-row>
            <table:table-row>
              <table:table-cell office:value-type="string">
                <text:p>Sciences naturelles et mathématiques</text:p>
              </table:table-cell>
              <table:table-cell office:value-type="float" office:value="756.35">
                <text:p>756.35</text:p>
              </table:table-cell>
            </table:table-row>
            <table:table-row>
              <table:table-cell office:value-type="string">
                <text:p>Sciences sociales</text:p>
              </table:table-cell>
              <table:table-cell office:value-type="float" office:value="3733.14">
                <text:p>3733.14</text:p>
              </table:table-cell>
            </table:table-row>
            <table:table-row>
              <table:table-cell office:value-type="string">
                <text:p>Technologie et sciences appliquées</text:p>
              </table:table-cell>
              <table:table-cell office:value-type="float" office:value="2675.97">
                <text:p>2675.9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in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5" chart:class="chart:circle" chart:style-name="ch1">
        <chart:legend chart:legend-position="end" svg:x="11.991cm" svg:y="2.207cm" style:legend-expansion="high" chart:style-name="ch2"/>
        <chart:plot-area chart:style-name="ch3" table:cell-range-address="PivotChart" chart:data-source-has-labels="column" svg:x="0.35cm" svg:y="0.35cm" svg:width="11.291cm" svg:height="7.4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35cm" svg:y="0.662cm" svg:width="11.291cm" svg:height="6.776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p au Sud</text:p>
                <draw:g>
                  <svg:desc>PT@categories</svg:desc>
                </draw:g>
              </table:table-cell>
              <table:table-cell office:value-type="float" office:value="27386.21">
                <text:p>27386.21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L'européenne</text:p>
              </table:table-cell>
              <table:table-cell office:value-type="float" office:value="31355.88">
                <text:p>31355.88</text:p>
              </table:table-cell>
            </table:table-row>
            <table:table-row>
              <table:table-cell office:value-type="string">
                <text:p>La librairie parisienne</text:p>
              </table:table-cell>
              <table:table-cell office:value-type="float" office:value="30049.01">
                <text:p>30049.01</text:p>
              </table:table-cell>
            </table:table-row>
            <table:table-row>
              <table:table-cell office:value-type="string">
                <text:p>Le Ch'ti livre</text:p>
              </table:table-cell>
              <table:table-cell office:value-type="float" office:value="17631.35">
                <text:p>17631.35</text:p>
              </table:table-cell>
            </table:table-row>
            <table:table-row>
              <table:table-cell office:value-type="string">
                <text:p>Loire et livres</text:p>
              </table:table-cell>
              <table:table-cell office:value-type="float" office:value="36892.21">
                <text:p>36892.21</text:p>
              </table:table-cell>
            </table:table-row>
            <table:table-row>
              <table:table-cell office:value-type="string">
                <text:p>Rhône à lire</text:p>
              </table:table-cell>
              <table:table-cell office:value-type="float" office:value="24146.02">
                <text:p>24146.02</text:p>
              </table:table-cell>
            </table:table-row>
            <table:table-row>
              <table:table-cell office:value-type="string">
                <text:p>Ty Li-Breizh-rie</text:p>
              </table:table-cell>
              <table:table-cell office:value-type="float" office:value="17412.21">
                <text:p>17412.2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